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592" calcext:value-type="float">
            <text:p>142.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2448" calcext:value-type="float">
            <text:p>142.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924" calcext:value-type="float">
            <text:p>142.5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352" calcext:value-type="float">
            <text:p>142.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78" calcext:value-type="float">
            <text:p>142.4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304" calcext:value-type="float">
            <text:p>142.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684" calcext:value-type="float">
            <text:p>142.3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348" calcext:value-type="float">
            <text:p>142.1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252" calcext:value-type="float">
            <text:p>142.0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3064" calcext:value-type="float">
            <text:p>141.86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61154214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81" meta:object-count="0"/>
    <meta:user-defined meta:name="AppVersion">3.0</meta:user-defined>
  </office:meta>
</office:document-meta>
</file>